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list-style-name="L1">
      <style:text-properties officeooo:rsid="0007ddaf" officeooo:paragraph-rsid="0007ddaf"/>
    </style:style>
    <style:style style:name="P37" style:family="paragraph" style:parent-style-name="Text_20_body" style:list-style-name="L1">
      <style:text-properties officeooo:rsid="0028f10d" officeooo:paragraph-rsid="0028f10d"/>
    </style:style>
    <style:style style:name="P38" style:family="paragraph" style:parent-style-name="Text_20_body" style:list-style-name="L1">
      <style:text-properties officeooo:rsid="0022fe75" officeooo:paragraph-rsid="002648e5"/>
    </style:style>
    <style:style style:name="P39" style:family="paragraph" style:parent-style-name="Text_20_body" style:list-style-name="L2">
      <style:text-properties officeooo:rsid="0022fe75" officeooo:paragraph-rsid="0022fe75"/>
    </style:style>
    <style:style style:name="P40" style:family="paragraph" style:parent-style-name="Text_20_body" style:list-style-name="L1">
      <style:text-properties officeooo:rsid="001bacdd" officeooo:paragraph-rsid="001bacdd"/>
    </style:style>
    <style:style style:name="P41" style:family="paragraph" style:parent-style-name="Text_20_body" style:list-style-name="L4">
      <style:text-properties officeooo:rsid="001bacdd" officeooo:paragraph-rsid="001bacdd"/>
    </style:style>
    <style:style style:name="P42" style:family="paragraph" style:parent-style-name="Text_20_body" style:list-style-name="L2">
      <style:text-properties officeooo:rsid="0009d972" officeooo:paragraph-rsid="000b6006"/>
    </style:style>
    <style:style style:name="P43" style:family="paragraph" style:parent-style-name="Text_20_body" style:list-style-name="L2">
      <style:text-properties officeooo:rsid="0009d972" officeooo:paragraph-rsid="0009d972"/>
    </style:style>
    <style:style style:name="P44" style:family="paragraph" style:parent-style-name="Text_20_body" style:list-style-name="L2">
      <style:text-properties officeooo:rsid="000e1226" officeooo:paragraph-rsid="001e5c88"/>
    </style:style>
    <style:style style:name="P45" style:family="paragraph" style:parent-style-name="Text_20_body" style:list-style-name="L2">
      <style:text-properties officeooo:rsid="000e1226" officeooo:paragraph-rsid="000e1226"/>
    </style:style>
    <style:style style:name="P46" style:family="paragraph" style:parent-style-name="Text_20_body" style:list-style-name="L2">
      <style:text-properties officeooo:rsid="0011cfdb" officeooo:paragraph-rsid="00148440"/>
    </style:style>
    <style:style style:name="P47" style:family="paragraph" style:parent-style-name="Text_20_body" style:list-style-name="L2">
      <style:text-properties officeooo:rsid="000f7e17" officeooo:paragraph-rsid="0022e451"/>
    </style:style>
    <style:style style:name="P48" style:family="paragraph" style:parent-style-name="Text_20_body" style:list-style-name="L2">
      <style:text-properties officeooo:rsid="004de844" officeooo:paragraph-rsid="004de844"/>
    </style:style>
    <style:style style:name="P49" style:family="paragraph" style:parent-style-name="Text_20_body" style:list-style-name="L2">
      <style:text-properties officeooo:rsid="004e9870" officeooo:paragraph-rsid="004e9870"/>
    </style:style>
    <style:style style:name="P50" style:family="paragraph" style:parent-style-name="Text_20_body" style:list-style-name="L2">
      <style:text-properties officeooo:rsid="00538cac" officeooo:paragraph-rsid="00538cac"/>
    </style:style>
    <style:style style:name="P51" style:family="paragraph" style:parent-style-name="Text_20_body" style:list-style-name="L3">
      <style:text-properties officeooo:rsid="0024153e" officeooo:paragraph-rsid="0024153e"/>
    </style:style>
    <style:style style:name="P52" style:family="paragraph" style:parent-style-name="Text_20_body" style:list-style-name="L3">
      <style:text-properties officeooo:rsid="00489d49" officeooo:paragraph-rsid="00489d49"/>
    </style:style>
    <style:style style:name="P53" style:family="paragraph" style:parent-style-name="Text_20_body" style:list-style-name="L4">
      <style:text-properties officeooo:rsid="0022e451" officeooo:paragraph-rsid="0022e451"/>
    </style:style>
    <style:style style:name="P54" style:family="paragraph" style:parent-style-name="Text_20_body">
      <style:text-properties officeooo:rsid="00549894" officeooo:paragraph-rsid="00549894"/>
    </style:style>
    <style:style style:name="P55" style:family="paragraph" style:parent-style-name="Text_20_body">
      <style:text-properties officeooo:rsid="00560e8e" officeooo:paragraph-rsid="00560e8e"/>
    </style:style>
    <style:style style:name="P56" style:family="paragraph" style:parent-style-name="Text_20_body">
      <style:text-properties officeooo:rsid="00576b71" officeooo:paragraph-rsid="00576b71"/>
    </style:style>
    <style:style style:name="P57" style:family="paragraph" style:parent-style-name="Heading_20_3">
      <style:text-properties officeooo:rsid="004de844" officeooo:paragraph-rsid="004de844"/>
    </style:style>
    <style:style style:name="P58" style:family="paragraph" style:parent-style-name="Heading_20_3">
      <style:text-properties officeooo:rsid="004629af" officeooo:paragraph-rsid="004629af"/>
    </style:style>
    <style:style style:name="P59" style:family="paragraph" style:parent-style-name="Heading_20_3">
      <style:text-properties officeooo:rsid="0035cec0" officeooo:paragraph-rsid="0035cec0"/>
    </style:style>
    <style:style style:name="P60" style:family="paragraph" style:parent-style-name="Heading_20_3">
      <style:text-properties officeooo:rsid="002a2ff2" officeooo:paragraph-rsid="002a2ff2"/>
    </style:style>
    <style:style style:name="P61" style:family="paragraph" style:parent-style-name="Heading_20_3">
      <style:text-properties officeooo:rsid="001e5c88" officeooo:paragraph-rsid="001e5c88"/>
    </style:style>
    <style:style style:name="P62" style:family="paragraph" style:parent-style-name="Heading_20_3">
      <style:text-properties officeooo:rsid="00196f26" officeooo:paragraph-rsid="00196f26"/>
    </style:style>
    <style:style style:name="P63" style:family="paragraph" style:parent-style-name="Heading_20_3">
      <style:text-properties officeooo:rsid="00549894" officeooo:paragraph-rsid="00549894"/>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style:style style:name="T24" style:family="text">
      <style:text-properties officeooo:rsid="004c2421"/>
    </style:style>
    <style:style style:name="T25" style:family="text">
      <style:text-properties officeooo:rsid="004e9870"/>
    </style:style>
    <style:style style:name="T26" style:family="text">
      <style:text-properties officeooo:rsid="004f933f"/>
    </style:style>
    <style:style style:name="T27" style:family="text">
      <style:text-properties officeooo:rsid="005806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2593366225" text:style-name="L1">
        <text:list-item>
          <text:p text:style-name="P36"><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36">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37">2 Schottky diodes, to put on the ESP8266 end of the bus data line, to prevent over- and under voltages <text:span text:style-name="T20">on the 1-Wire bus from harming</text:span> the ESP8266.</text:p>
        </text:list-item>
        <text:list-item>
          <text:p text:style-name="P38">A 4.7K <text:span text:style-name="T20">ohm </text:span>pull-up resistor for the data line of the 1-wire bus.</text:p>
        </text:list-item>
        <text:list-item>
          <text:p text:style-name="P40"><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1205354344" text:style-name="L2">
        <text:list-item>
          <text:p text:style-name="P42"><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39"><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43"><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44"><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it looks like the OneWire library supports the Search function by itself, so I don't need to write code to do it.</text:span></text:p>
        </text:list-item>
        <text:list-item>
          <text:p text:style-name="P46"><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45">Q: does the sensor library cause long (&gt;20ms) delays <text:span text:style-name="T13">that might interfere with the WiFi functionality</text:span>?</text:p>
        </text:list-item>
        <text:list-item>
          <text:p text:style-name="P47">Q: How long can the 1-wire bus be? I need to run at least 8 feet <text:span text:style-name="T4">over twisted pair. That's going to be quite an antenna. Find how to run long 1-wire busses. </text:span><text:a xlink:type="simple" xlink:href="https://www.maximintegrated.com/en/app-notes/index.mvp/id/148" text:style-name="Internet_20_link" text:visited-style-name="Visited_20_Internet_20_Link"><text:span text:style-name="T4">https://www.maximintegrated.com/en/app-notes/index.mvp/id/148</text:span></text:a><text:span text:style-name="T4"> looks like a useful discussion of this topic, and references the Maxim 1-wire datasheet. It says to </text:span><text:span text:style-name="T12">not</text:span><text:span text:style-name="T4"> use the </text:span><text:soft-page-break/><text:span text:style-name="T4">parasitic power design that many people use. May (probably not) need a termination resistor between power and ground and data and ground at the end of the wire.</text:span></text:p>
        </text:list-item>
        <text:list-item>
          <text:p text:style-name="P48">The ESP8266 WiFi library documentation (<text:a xlink:type="simple" xlink:href="https://arduino-esp8266.readthedocs.io/en/latest/esp8266wifi/readme.html" text:style-name="Internet_20_link" text:visited-style-name="Visited_20_Internet_20_Link">https://arduino-esp8266.readthedocs.io/en/latest/esp8266wifi/readme.html</text:a>) points out that the secure client doesn't support TLS 1.2. Because of this, your communications can be read by any hacker.</text:p>
        </text:list-item>
        <text:list-item>
          <text:p text:style-name="P49">The top temperature sensor must always be above the water line, so the Sketch can distinguish a full tank from an empty tank.</text:p>
        </text:list-item>
        <text:list-item>
          <text:p text:style-name="P50">The straight side of the tank is about 65" tall. The wall socket is about 32" from the tank.</text:p>
        </text:list-item>
      </text:list>
      <text:h text:style-name="Heading_20_2" text:outline-level="2">To Do</text:h>
      <text:list xml:id="list1177329769" text:style-name="L3">
        <text:list-item>
          <text:p text:style-name="P52">Decide how to connect the sensors to the bus via some kind of plug – so that a failed sensor can be easily replaced.</text:p>
        </text:list-item>
        <text:list-item>
          <text:p text:style-name="P51">Build the 8-foot-long bus with the desired spacing of <text:span text:style-name="T23">the</text:span> temperature sensors and get that working.</text:p>
        </text:list-item>
        <text:list-item>
          <text:p text:style-name="P51">Write a PHP page on Needhamia to receive raw temperature readings from the sensor, and a placeholder for the height of the well tank water. (Use SQL)</text:p>
        </text:list-item>
        <text:list-item>
          <text:p text:style-name="P51">Write Arduino code to upload the temperature sensor readings and a dummy well level value to the Needhamia page. <text:s/>Note: put the upload credentials in the Arduino eeprom. Double check that reading from the sensors doesn't mess up the upload.</text:p>
        </text:list-item>
        <text:list-item>
          <text:p text:style-name="P51">For fun, test the code while running a vacuum cleaner (big motor) next to the bus, <text:span text:style-name="T20">to see whether it interferes with the readings. Do this because a well pump is near the water tank.</text:span></text:p>
        </text:list-item>
        <text:list-item>
          <text:p text:style-name="P51">Install the whole thing and make sure it's uploading temperatures to Needhamia.</text:p>
        </text:list-item>
        <text:list-item>
          <text:p text:style-name="P51">Write a PHP page on Needhamia to read the temperatures over some period of time. E.g., "get all records between time x and y". <text:span text:style-name="T23">(maybe just dump the sql database manually instead.)</text:span></text:p>
        </text:list-item>
        <text:list-item>
          <text:p text:style-name="P51">Write a Python script to read and <text:span text:style-name="T9">file-write the temperatures so I can graph them with LibreOffice and choose an algorithm for converting temperatures to well depth.</text:span></text:p>
        </text:list-item>
      </text:list>
      <text:h text:style-name="Heading_20_2" text:outline-level="2">Diary</text:h>
      <text:h text:style-name="P63" text:outline-level="3">October 23: <text:span text:style-name="T27">Ordered parts for</text:span> the bus construction</text:h>
      <text:p text:style-name="P54">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54">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55">After trying to find a combination of jack box, crimper, and plugs, I decided to go with RJ45 instead of RJ14. RJ45 is much more popular, and the crimper and parts may be more useful later.</text:p>
      <text:p text:style-name="P56"><text:span text:style-name="T27">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soft-page-break/><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7">I'll need to buy Cat6 cable from the local cabling shop.</text:span></text:p>
      <text:h text:style-name="P57" text:outline-level="3">October 22: More Coding</text:h>
      <text:p text:style-name="P33">Did a lot of cleanup/messing-with the code. Added error testing on the WiFi connection: <text:span text:style-name="T25">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6">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58" text:outline-level="3">October 21, 2017: <text:span text:style-name="T23">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3">and tested </text:span>code to periodically read the temperature –<text:span text:style-name="T23">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4">There's the RJ45 connector as well: </text:span><text:a xlink:type="simple" xlink:href="https://www.sparkfun.com/products/643" text:style-name="Internet_20_link" text:visited-style-name="Visited_20_Internet_20_Link"><text:span text:style-name="T24">https://www.sparkfun.com/products/643</text:span></text:a><text:span text:style-name="T24">.</text:span></text:p>
      <text:h text:style-name="P59" text:outline-level="3">October 20, 2017: Circuit testing</text:h>
      <text:p text:style-name="P14">The parts arrived last night. Today I soldered the Arduino 10-pin headers <text:span text:style-name="T21">to</text:span> the <text:span text:style-name="T21">two</text:span> ESP8266 Thing <text:soft-page-break/>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1">indeed been </text:span>compiled in.</text:p>
      <text:p text:style-name="P21"><text:soft-page-break/>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60"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61" text:outline-level="3"><text:soft-page-break/>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62"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2252300179" text:style-name="L4">
        <text:list-item>
          <text:p text:style-name="P41">Don't use a star network. A linear network (1 cable with taps every so often) sounds promising.</text:p>
        </text:list-item>
        <text:list-item>
          <text:p text:style-name="P53">Don't use <text:span text:style-name="T20">the MAX31820 </text:span>parasitic power <text:span text:style-name="T20">mode</text:span> in long 1-wire networks.</text:p>
        </text:list-item>
        <text:list-item>
          <text:p text:style-name="P41">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6M11S</meta:editing-duration>
    <meta:editing-cycles>54</meta:editing-cycles>
    <meta:generator>LibreOffice/5.3.4.2$Windows_X86_64 LibreOffice_project/f82d347ccc0be322489bf7da61d7e4ad13fe2ff3</meta:generator>
    <dc:date>2017-10-23T23:17:00.011000000</dc:date>
    <meta:document-statistic meta:table-count="0" meta:image-count="0" meta:object-count="0" meta:page-count="6" meta:paragraph-count="96" meta:word-count="2884" meta:character-count="17696" meta:non-whitespace-character-count="14870"/>
    <meta:user-defined meta:name="Info 1"/>
    <meta:user-defined meta:name="Info 2"/>
    <meta:user-defined meta:name="Info 3"/>
    <meta:user-defined meta:name="Info 4"/>
  </office:meta>
</office:document-meta>
</file>